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>
            <text:p>U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U0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Rc</text:p>
          </table:table-cell>
          <table:table-cell office:value-type="float" office:value="23200">
            <text:p>23200</text:p>
          </table:table-cell>
          <table:table-cell/>
          <table:table-cell office:value-type="string">
            <text:p>Rc</text:p>
          </table:table-cell>
          <table:table-cell office:value-type="float" office:value="2000">
            <text:p>2000</text:p>
          </table:table-cell>
          <table:table-cell table:number-columns-repeated="15"/>
        </table:table-row>
        <table:table-row table:style-name="ro1">
          <table:table-cell office:value-type="string">
            <text:p>Rpot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Rpot</text:p>
          </table:table-cell>
          <table:table-cell office:value-type="float" office:value="10000">
            <text:p>10000</text:p>
          </table:table-cell>
          <table:table-cell table:number-columns-repeated="15"/>
        </table:table-row>
        <table:table-row table:style-name="ro1">
          <table:table-cell office:value-type="string">
            <text:p>Upot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IL</text:p>
          </table:table-cell>
          <table:table-cell table:formula="of:=[.B4]/[.B2]" office:value-type="float" office:value="0.00021551724137931">
            <text:p>0,0002155172</text:p>
          </table:table-cell>
          <table:table-cell/>
          <table:table-cell office:value-type="string">
            <text:p>IL</text:p>
          </table:table-cell>
          <table:table-cell table:style-name="ce2" table:formula="of:=10/1000/1000" office:value-type="float" office:value="0.00001">
            <text:p>0,00001</text:p>
          </table:table-cell>
          <table:table-cell table:number-columns-repeated="15"/>
        </table:table-row>
        <table:table-row table:style-name="ro1">
          <table:table-cell office:value-type="string">
            <text:p>IP</text:p>
          </table:table-cell>
          <table:table-cell table:formula="of:=[.B1]/[.B3]" office:value-type="float" office:value="0.0005">
            <text:p>0,0005</text:p>
          </table:table-cell>
          <table:table-cell/>
          <table:table-cell office:value-type="string">
            <text:p>IP</text:p>
          </table:table-cell>
          <table:table-cell table:formula="of:=[.E1]/[.E3]" office:value-type="float" office:value="0.0005">
            <text:p>0,0005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fMax</text:p>
          </table:table-cell>
          <table:table-cell table:formula="of:=([.B6]/(4*[.B7]))+(([.B6]*[.B2])/[.B1])" office:value-type="float" office:value="1.10775862068966">
            <text:p>1,1077586207</text:p>
          </table:table-cell>
          <table:table-cell/>
          <table:table-cell office:value-type="string">
            <text:p>fMax</text:p>
          </table:table-cell>
          <table:table-cell table:formula="of:=(([.E6]/(4*[.E7]))+(([.E6]*[.E2])/[.E1]))*100" office:value-type="float" office:value="0.9">
            <text:p>0,9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Unbelasteter und belasteter spannungsteiler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Uges</text:p>
          </table:table-cell>
          <table:table-cell office:value-type="float" office:value="5">
            <text:p>5</text:p>
          </table:table-cell>
          <table:table-cell table:formula="of:=[.B13]" office:value-type="float" office:value="5">
            <text:p>5</text:p>
          </table:table-cell>
          <table:table-cell table:formula="of:=[.C13]" office:value-type="float" office:value="5">
            <text:p>5</text:p>
          </table:table-cell>
          <table:table-cell table:formula="of:=[.D13]" office:value-type="float" office:value="5">
            <text:p>5</text:p>
          </table:table-cell>
          <table:table-cell table:formula="of:=[.E13]" office:value-type="float" office:value="5">
            <text:p>5</text:p>
          </table:table-cell>
          <table:table-cell table:formula="of:=[.F13]" office:value-type="float" office:value="5">
            <text:p>5</text:p>
          </table:table-cell>
          <table:table-cell table:formula="of:=[.G13]" office:value-type="float" office:value="5">
            <text:p>5</text:p>
          </table:table-cell>
          <table:table-cell table:formula="of:=[.H13]" office:value-type="float" office:value="5">
            <text:p>5</text:p>
          </table:table-cell>
          <table:table-cell table:formula="of:=[.I13]" office:value-type="float" office:value="5">
            <text:p>5</text:p>
          </table:table-cell>
          <table:table-cell table:formula="of:=[.J13]" office:value-type="float" office:value="5">
            <text:p>5</text:p>
          </table:table-cell>
          <table:table-cell table:formula="of:=[.K13]" office:value-type="float" office:value="5">
            <text:p>5</text:p>
          </table:table-cell>
          <table:table-cell table:formula="of:=[.L13]" office:value-type="float" office:value="5">
            <text:p>5</text:p>
          </table:table-cell>
          <table:table-cell table:formula="of:=[.M13]" office:value-type="float" office:value="5">
            <text:p>5</text:p>
          </table:table-cell>
          <table:table-cell table:formula="of:=[.N13]" office:value-type="float" office:value="5">
            <text:p>5</text:p>
          </table:table-cell>
          <table:table-cell table:formula="of:=[.O13]" office:value-type="float" office:value="5">
            <text:p>5</text:p>
          </table:table-cell>
          <table:table-cell table:formula="of:=[.P13]" office:value-type="float" office:value="5">
            <text:p>5</text:p>
          </table:table-cell>
          <table:table-cell table:formula="of:=[.Q13]" office:value-type="float" office:value="5">
            <text:p>5</text:p>
          </table:table-cell>
          <table:table-cell table:formula="of:=[.R13]" office:value-type="float" office:value="5">
            <text:p>5</text:p>
          </table:table-cell>
          <table:table-cell table:formula="of:=[.S13]" office:value-type="float" office:value="5">
            <text:p>5</text:p>
          </table:table-cell>
        </table:table-row>
        <table:table-row table:style-name="ro1">
          <table:table-cell office:value-type="string">
            <text:p>Rges</text:p>
          </table:table-cell>
          <table:table-cell office:value-type="float" office:value="10000">
            <text:p>10000</text:p>
          </table:table-cell>
          <table:table-cell table:formula="of:=[.B14]" office:value-type="float" office:value="10000">
            <text:p>10000</text:p>
          </table:table-cell>
          <table:table-cell table:formula="of:=[.C14]" office:value-type="float" office:value="10000">
            <text:p>10000</text:p>
          </table:table-cell>
          <table:table-cell table:formula="of:=[.D14]" office:value-type="float" office:value="10000">
            <text:p>10000</text:p>
          </table:table-cell>
          <table:table-cell table:formula="of:=[.E14]" office:value-type="float" office:value="10000">
            <text:p>10000</text:p>
          </table:table-cell>
          <table:table-cell table:formula="of:=[.F14]" office:value-type="float" office:value="10000">
            <text:p>10000</text:p>
          </table:table-cell>
          <table:table-cell table:formula="of:=[.G14]" office:value-type="float" office:value="10000">
            <text:p>10000</text:p>
          </table:table-cell>
          <table:table-cell table:formula="of:=[.H14]" office:value-type="float" office:value="10000">
            <text:p>10000</text:p>
          </table:table-cell>
          <table:table-cell table:formula="of:=[.I14]" office:value-type="float" office:value="10000">
            <text:p>10000</text:p>
          </table:table-cell>
          <table:table-cell table:formula="of:=[.J14]" office:value-type="float" office:value="10000">
            <text:p>10000</text:p>
          </table:table-cell>
          <table:table-cell table:formula="of:=[.K14]" office:value-type="float" office:value="10000">
            <text:p>10000</text:p>
          </table:table-cell>
          <table:table-cell table:formula="of:=[.L14]" office:value-type="float" office:value="10000">
            <text:p>10000</text:p>
          </table:table-cell>
          <table:table-cell table:formula="of:=[.M14]" office:value-type="float" office:value="10000">
            <text:p>10000</text:p>
          </table:table-cell>
          <table:table-cell table:formula="of:=[.N14]" office:value-type="float" office:value="10000">
            <text:p>10000</text:p>
          </table:table-cell>
          <table:table-cell table:formula="of:=[.O14]" office:value-type="float" office:value="10000">
            <text:p>10000</text:p>
          </table:table-cell>
          <table:table-cell table:formula="of:=[.P14]" office:value-type="float" office:value="10000">
            <text:p>10000</text:p>
          </table:table-cell>
          <table:table-cell table:formula="of:=[.Q14]" office:value-type="float" office:value="10000">
            <text:p>10000</text:p>
          </table:table-cell>
          <table:table-cell table:formula="of:=[.R14]" office:value-type="float" office:value="10000">
            <text:p>10000</text:p>
          </table:table-cell>
          <table:table-cell table:formula="of:=[.S14]" office:value-type="float" office:value="10000">
            <text:p>10000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3500">
            <text:p>3500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6000">
            <text:p>6000</text:p>
          </table:table-cell>
          <table:table-cell office:value-type="float" office:value="6500">
            <text:p>6500</text:p>
          </table:table-cell>
          <table:table-cell office:value-type="float" office:value="7000">
            <text:p>7000</text:p>
          </table:table-cell>
          <table:table-cell office:value-type="float" office:value="7500">
            <text:p>7500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office:value-type="string">
            <text:p>RL</text:p>
          </table:table-cell>
          <table:table-cell table:formula="of:=120000+82000" office:value-type="float" office:value="202000">
            <text:p>202000</text:p>
          </table:table-cell>
          <table:table-cell table:formula="of:=[.B16]" office:value-type="float" office:value="202000">
            <text:p>202000</text:p>
          </table:table-cell>
          <table:table-cell table:formula="of:=[.C16]" office:value-type="float" office:value="202000">
            <text:p>202000</text:p>
          </table:table-cell>
          <table:table-cell table:formula="of:=[.D16]" office:value-type="float" office:value="202000">
            <text:p>202000</text:p>
          </table:table-cell>
          <table:table-cell table:formula="of:=[.E16]" office:value-type="float" office:value="202000">
            <text:p>202000</text:p>
          </table:table-cell>
          <table:table-cell table:formula="of:=[.F16]" office:value-type="float" office:value="202000">
            <text:p>202000</text:p>
          </table:table-cell>
          <table:table-cell table:formula="of:=[.G16]" office:value-type="float" office:value="202000">
            <text:p>202000</text:p>
          </table:table-cell>
          <table:table-cell table:formula="of:=[.H16]" office:value-type="float" office:value="202000">
            <text:p>202000</text:p>
          </table:table-cell>
          <table:table-cell table:formula="of:=[.I16]" office:value-type="float" office:value="202000">
            <text:p>202000</text:p>
          </table:table-cell>
          <table:table-cell table:formula="of:=[.J16]" office:value-type="float" office:value="202000">
            <text:p>202000</text:p>
          </table:table-cell>
          <table:table-cell table:formula="of:=[.K16]" office:value-type="float" office:value="202000">
            <text:p>202000</text:p>
          </table:table-cell>
          <table:table-cell table:formula="of:=[.L16]" office:value-type="float" office:value="202000">
            <text:p>202000</text:p>
          </table:table-cell>
          <table:table-cell table:formula="of:=[.M16]" office:value-type="float" office:value="202000">
            <text:p>202000</text:p>
          </table:table-cell>
          <table:table-cell table:formula="of:=[.N16]" office:value-type="float" office:value="202000">
            <text:p>202000</text:p>
          </table:table-cell>
          <table:table-cell table:formula="of:=[.O16]" office:value-type="float" office:value="202000">
            <text:p>202000</text:p>
          </table:table-cell>
          <table:table-cell table:formula="of:=[.P16]" office:value-type="float" office:value="202000">
            <text:p>202000</text:p>
          </table:table-cell>
          <table:table-cell table:formula="of:=[.Q16]" office:value-type="float" office:value="202000">
            <text:p>202000</text:p>
          </table:table-cell>
          <table:table-cell table:formula="of:=[.R16]" office:value-type="float" office:value="202000">
            <text:p>202000</text:p>
          </table:table-cell>
          <table:table-cell table:formula="of:=[.S16]" office:value-type="float" office:value="202000">
            <text:p>202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R1</text:p>
          </table:table-cell>
          <table:table-cell table:formula="of:=[.B14]-[.B15]" office:value-type="float" office:value="9500">
            <text:p>9500</text:p>
          </table:table-cell>
          <table:table-cell table:formula="of:=[.C14]-[.C15]" office:value-type="float" office:value="9000">
            <text:p>9000</text:p>
          </table:table-cell>
          <table:table-cell table:formula="of:=[.D14]-[.D15]" office:value-type="float" office:value="8500">
            <text:p>8500</text:p>
          </table:table-cell>
          <table:table-cell table:formula="of:=[.E14]-[.E15]" office:value-type="float" office:value="8000">
            <text:p>8000</text:p>
          </table:table-cell>
          <table:table-cell table:formula="of:=[.F14]-[.F15]" office:value-type="float" office:value="7500">
            <text:p>7500</text:p>
          </table:table-cell>
          <table:table-cell table:formula="of:=[.G14]-[.G15]" office:value-type="float" office:value="7000">
            <text:p>7000</text:p>
          </table:table-cell>
          <table:table-cell table:formula="of:=[.H14]-[.H15]" office:value-type="float" office:value="6500">
            <text:p>6500</text:p>
          </table:table-cell>
          <table:table-cell table:formula="of:=[.I14]-[.I15]" office:value-type="float" office:value="6000">
            <text:p>6000</text:p>
          </table:table-cell>
          <table:table-cell table:formula="of:=[.J14]-[.J15]" office:value-type="float" office:value="5500">
            <text:p>5500</text:p>
          </table:table-cell>
          <table:table-cell table:formula="of:=[.K14]-[.K15]" office:value-type="float" office:value="5000">
            <text:p>5000</text:p>
          </table:table-cell>
          <table:table-cell table:formula="of:=[.L14]-[.L15]" office:value-type="float" office:value="4500">
            <text:p>4500</text:p>
          </table:table-cell>
          <table:table-cell table:formula="of:=[.M14]-[.M15]" office:value-type="float" office:value="4000">
            <text:p>4000</text:p>
          </table:table-cell>
          <table:table-cell table:formula="of:=[.N14]-[.N15]" office:value-type="float" office:value="3500">
            <text:p>3500</text:p>
          </table:table-cell>
          <table:table-cell table:formula="of:=[.O14]-[.O15]" office:value-type="float" office:value="3000">
            <text:p>3000</text:p>
          </table:table-cell>
          <table:table-cell table:formula="of:=[.P14]-[.P15]" office:value-type="float" office:value="2500">
            <text:p>2500</text:p>
          </table:table-cell>
          <table:table-cell table:formula="of:=[.Q14]-[.Q15]" office:value-type="float" office:value="2000">
            <text:p>2000</text:p>
          </table:table-cell>
          <table:table-cell table:formula="of:=[.R14]-[.R15]" office:value-type="float" office:value="1500">
            <text:p>1500</text:p>
          </table:table-cell>
          <table:table-cell table:formula="of:=[.S14]-[.S15]" office:value-type="float" office:value="1000">
            <text:p>1000</text:p>
          </table:table-cell>
          <table:table-cell table:formula="of:=[.T14]-[.T15]" office:value-type="float" office:value="500">
            <text:p>500</text:p>
          </table:table-cell>
        </table:table-row>
        <table:table-row table:style-name="ro1">
          <table:table-cell office:value-type="string">
            <text:p>R2L</text:p>
          </table:table-cell>
          <table:table-cell table:formula="of:=([.B15]*[.B16])/([.B15]+[.B16])" office:value-type="float" office:value="498.765432098765">
            <text:p>498,7654320988</text:p>
          </table:table-cell>
          <table:table-cell table:formula="of:=([.C15]*[.C16])/([.C15]+[.C16])" office:value-type="float" office:value="995.073891625616">
            <text:p>995,0738916256</text:p>
          </table:table-cell>
          <table:table-cell table:formula="of:=([.D15]*[.D16])/([.D15]+[.D16])" office:value-type="float" office:value="1488.94348894349">
            <text:p>1488,9434889435</text:p>
          </table:table-cell>
          <table:table-cell table:formula="of:=([.E15]*[.E16])/([.E15]+[.E16])" office:value-type="float" office:value="1980.39215686275">
            <text:p>1980,3921568628</text:p>
          </table:table-cell>
          <table:table-cell table:formula="of:=([.F15]*[.F16])/([.F15]+[.F16])" office:value-type="float" office:value="2469.43765281174">
            <text:p>2469,4376528117</text:p>
          </table:table-cell>
          <table:table-cell table:formula="of:=([.G15]*[.G16])/([.G15]+[.G16])" office:value-type="float" office:value="2956.09756097561">
            <text:p>2956,0975609756</text:p>
          </table:table-cell>
          <table:table-cell table:formula="of:=([.H15]*[.H16])/([.H15]+[.H16])" office:value-type="float" office:value="3440.38929440389">
            <text:p>3440,3892944039</text:p>
          </table:table-cell>
          <table:table-cell table:formula="of:=([.I15]*[.I16])/([.I15]+[.I16])" office:value-type="float" office:value="3922.33009708738">
            <text:p>3922,3300970874</text:p>
          </table:table-cell>
          <table:table-cell table:formula="of:=([.J15]*[.J16])/([.J15]+[.J16])" office:value-type="float" office:value="4401.93704600484">
            <text:p>4401,9370460049</text:p>
          </table:table-cell>
          <table:table-cell table:formula="of:=([.K15]*[.K16])/([.K15]+[.K16])" office:value-type="float" office:value="4879.2270531401">
            <text:p>4879,2270531401</text:p>
          </table:table-cell>
          <table:table-cell table:formula="of:=([.L15]*[.L16])/([.L15]+[.L16])" office:value-type="float" office:value="5354.21686746988">
            <text:p>5354,2168674699</text:p>
          </table:table-cell>
          <table:table-cell table:formula="of:=([.M15]*[.M16])/([.M15]+[.M16])" office:value-type="float" office:value="5826.92307692308">
            <text:p>5826,9230769231</text:p>
          </table:table-cell>
          <table:table-cell table:formula="of:=([.N15]*[.N16])/([.N15]+[.N16])" office:value-type="float" office:value="6297.36211031175">
            <text:p>6297,3621103118</text:p>
          </table:table-cell>
          <table:table-cell table:formula="of:=([.O15]*[.O16])/([.O15]+[.O16])" office:value-type="float" office:value="6765.55023923445">
            <text:p>6765,5502392345</text:p>
          </table:table-cell>
          <table:table-cell table:formula="of:=([.P15]*[.P16])/([.P15]+[.P16])" office:value-type="float" office:value="7231.50357995227">
            <text:p>7231,5035799523</text:p>
          </table:table-cell>
          <table:table-cell table:formula="of:=([.Q15]*[.Q16])/([.Q15]+[.Q16])" office:value-type="float" office:value="7695.2380952381">
            <text:p>7695,2380952381</text:p>
          </table:table-cell>
          <table:table-cell table:formula="of:=([.R15]*[.R16])/([.R15]+[.R16])" office:value-type="float" office:value="8156.76959619953">
            <text:p>8156,7695961995</text:p>
          </table:table-cell>
          <table:table-cell table:formula="of:=([.S15]*[.S16])/([.S15]+[.S16])" office:value-type="float" office:value="8616.11374407583">
            <text:p>8616,1137440758</text:p>
          </table:table-cell>
          <table:table-cell table:formula="of:=([.T15]*[.T16])/([.T15]+[.T16])" office:value-type="float" office:value="9073.28605200946">
            <text:p>9073,286052009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U2</text:p>
          </table:table-cell>
          <table:table-cell table:formula="of:=[.B15]/[.B14]*[.B13]" office:value-type="float" office:value="0.25">
            <text:p>0,25</text:p>
          </table:table-cell>
          <table:table-cell table:formula="of:=[.C15]/[.C14]*[.C13]" office:value-type="float" office:value="0.5">
            <text:p>0,5</text:p>
          </table:table-cell>
          <table:table-cell table:formula="of:=[.D15]/[.D14]*[.D13]" office:value-type="float" office:value="0.75">
            <text:p>0,75</text:p>
          </table:table-cell>
          <table:table-cell table:formula="of:=[.E15]/[.E14]*[.E13]" office:value-type="float" office:value="1">
            <text:p>1</text:p>
          </table:table-cell>
          <table:table-cell table:formula="of:=[.F15]/[.F14]*[.F13]" office:value-type="float" office:value="1.25">
            <text:p>1,25</text:p>
          </table:table-cell>
          <table:table-cell table:formula="of:=[.G15]/[.G14]*[.G13]" office:value-type="float" office:value="1.5">
            <text:p>1,5</text:p>
          </table:table-cell>
          <table:table-cell table:formula="of:=[.H15]/[.H14]*[.H13]" office:value-type="float" office:value="1.75">
            <text:p>1,75</text:p>
          </table:table-cell>
          <table:table-cell table:formula="of:=[.I15]/[.I14]*[.I13]" office:value-type="float" office:value="2">
            <text:p>2</text:p>
          </table:table-cell>
          <table:table-cell table:formula="of:=[.J15]/[.J14]*[.J13]" office:value-type="float" office:value="2.25">
            <text:p>2,25</text:p>
          </table:table-cell>
          <table:table-cell table:formula="of:=[.K15]/[.K14]*[.K13]" office:value-type="float" office:value="2.5">
            <text:p>2,5</text:p>
          </table:table-cell>
          <table:table-cell table:formula="of:=[.L15]/[.L14]*[.L13]" office:value-type="float" office:value="2.75">
            <text:p>2,75</text:p>
          </table:table-cell>
          <table:table-cell table:formula="of:=[.M15]/[.M14]*[.M13]" office:value-type="float" office:value="3">
            <text:p>3</text:p>
          </table:table-cell>
          <table:table-cell table:formula="of:=[.N15]/[.N14]*[.N13]" office:value-type="float" office:value="3.25">
            <text:p>3,25</text:p>
          </table:table-cell>
          <table:table-cell table:formula="of:=[.O15]/[.O14]*[.O13]" office:value-type="float" office:value="3.5">
            <text:p>3,5</text:p>
          </table:table-cell>
          <table:table-cell table:formula="of:=[.P15]/[.P14]*[.P13]" office:value-type="float" office:value="3.75">
            <text:p>3,75</text:p>
          </table:table-cell>
          <table:table-cell table:formula="of:=[.Q15]/[.Q14]*[.Q13]" office:value-type="float" office:value="4">
            <text:p>4</text:p>
          </table:table-cell>
          <table:table-cell table:formula="of:=[.R15]/[.R14]*[.R13]" office:value-type="float" office:value="4.25">
            <text:p>4,25</text:p>
          </table:table-cell>
          <table:table-cell table:formula="of:=[.S15]/[.S14]*[.S13]" office:value-type="float" office:value="4.5">
            <text:p>4,5</text:p>
          </table:table-cell>
          <table:table-cell table:formula="of:=[.T15]/[.T14]*[.T13]" office:value-type="float" office:value="4.75">
            <text:p>4,75</text:p>
          </table:table-cell>
        </table:table-row>
        <table:table-row table:style-name="ro1">
          <table:table-cell office:value-type="string">
            <text:p>U2L</text:p>
          </table:table-cell>
          <table:table-cell table:formula="of:=[.B19]/([.B18]+[.B19])*[.B13]" office:value-type="float" office:value="0.249413507840474">
            <text:p>0,2494135078</text:p>
          </table:table-cell>
          <table:table-cell table:formula="of:=[.C19]/([.C18]+[.C19])*[.C13]" office:value-type="float" office:value="0.497782158698866">
            <text:p>0,4977821587</text:p>
          </table:table-cell>
          <table:table-cell table:formula="of:=[.D19]/([.D18]+[.D19])*[.D13]" office:value-type="float" office:value="0.745295781576682">
            <text:p>0,7452957816</text:p>
          </table:table-cell>
          <table:table-cell table:formula="of:=[.E19]/([.E18]+[.E19])*[.E13]" office:value-type="float" office:value="0.992141453831041">
            <text:p>0,9921414538</text:p>
          </table:table-cell>
          <table:table-cell table:formula="of:=[.F19]/([.F18]+[.F19])*[.F13]" office:value-type="float" office:value="1.2385039852851">
            <text:p>1,2385039853</text:p>
          </table:table-cell>
          <table:table-cell table:formula="of:=[.G19]/([.G18]+[.G19])*[.G13]" office:value-type="float" office:value="1.48456638902499">
            <text:p>1,484566389</text:p>
          </table:table-cell>
          <table:table-cell table:formula="of:=[.H19]/([.H18]+[.H19])*[.H13]" office:value-type="float" office:value="1.73051034145147">
            <text:p>1,7305103415</text:p>
          </table:table-cell>
          <table:table-cell table:formula="of:=[.I19]/([.I18]+[.I19])*[.I13]" office:value-type="float" office:value="1.97651663405088">
            <text:p>1,9765166341</text:p>
          </table:table-cell>
          <table:table-cell table:formula="of:=[.J19]/([.J18]+[.J19])*[.J13]" office:value-type="float" office:value="2.22276561926886">
            <text:p>2,2227656193</text:p>
          </table:table-cell>
          <table:table-cell table:formula="of:=[.K19]/([.K18]+[.K19])*[.K13]" office:value-type="float" office:value="2.46943765281174">
            <text:p>2,4694376528</text:p>
          </table:table-cell>
          <table:table-cell table:formula="of:=[.L19]/([.L18]+[.L19])*[.L13]" office:value-type="float" office:value="2.71671353466194">
            <text:p>2,7167135347</text:p>
          </table:table-cell>
          <table:table-cell table:formula="of:=[.M19]/([.M18]+[.M19])*[.M13]" office:value-type="float" office:value="2.96477495107632">
            <text:p>2,9647749511</text:p>
          </table:table-cell>
          <table:table-cell table:formula="of:=[.N19]/([.N18]+[.N19])*[.N13]" office:value-type="float" office:value="3.21380491983845">
            <text:p>3,2138049198</text:p>
          </table:table-cell>
          <table:table-cell table:formula="of:=[.O19]/([.O18]+[.O19])*[.O13]" office:value-type="float" office:value="3.4639882410583">
            <text:p>3,4639882411</text:p>
          </table:table-cell>
          <table:table-cell table:formula="of:=[.P19]/([.P18]+[.P19])*[.P13]" office:value-type="float" office:value="3.7155119558553">
            <text:p>3,7155119559</text:p>
          </table:table-cell>
          <table:table-cell table:formula="of:=[.Q19]/([.Q18]+[.Q19])*[.Q13]" office:value-type="float" office:value="3.96856581532416">
            <text:p>3,9685658153</text:p>
          </table:table-cell>
          <table:table-cell table:formula="of:=[.R19]/([.R18]+[.R19])*[.R13]" office:value-type="float" office:value="4.22334276226786">
            <text:p>4,2233427623</text:p>
          </table:table-cell>
          <table:table-cell table:formula="of:=[.S19]/([.S18]+[.S19])*[.S13]" office:value-type="float" office:value="4.4800394282898">
            <text:p>4,4800394283</text:p>
          </table:table-cell>
          <table:table-cell table:formula="of:=[.T19]/([.T18]+[.T19])*[.T13]" office:value-type="float" office:value="4.73885664896901">
            <text:p>4,73885664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delta</text:p>
          </table:table-cell>
          <table:table-cell table:formula="of:=[.B22]-[.B21]" office:value-type="float" office:value="-0.000586492159525887">
            <text:p>-0,0005864922</text:p>
          </table:table-cell>
          <table:table-cell table:formula="of:=[.C22]-[.C21]" office:value-type="float" office:value="-0.00221784130113356">
            <text:p>-0,0022178413</text:p>
          </table:table-cell>
          <table:table-cell table:formula="of:=[.D22]-[.D21]" office:value-type="float" office:value="-0.00470421842331814">
            <text:p>-0,0047042184</text:p>
          </table:table-cell>
          <table:table-cell table:formula="of:=[.E22]-[.E21]" office:value-type="float" office:value="-0.00785854616895865">
            <text:p>-0,0078585462</text:p>
          </table:table-cell>
          <table:table-cell table:formula="of:=[.F22]-[.F21]" office:value-type="float" office:value="-0.0114960147148988">
            <text:p>-0,0114960147</text:p>
          </table:table-cell>
          <table:table-cell table:formula="of:=[.G22]-[.G21]" office:value-type="float" office:value="-0.0154336109750122">
            <text:p>-0,015433611</text:p>
          </table:table-cell>
          <table:table-cell table:formula="of:=[.H22]-[.H21]" office:value-type="float" office:value="-0.0194896585485254">
            <text:p>-0,0194896585</text:p>
          </table:table-cell>
          <table:table-cell table:formula="of:=[.I22]-[.I21]" office:value-type="float" office:value="-0.0234833659491191">
            <text:p>-0,0234833659</text:p>
          </table:table-cell>
          <table:table-cell table:formula="of:=[.J22]-[.J21]" office:value-type="float" office:value="-0.0272343807311408">
            <text:p>-0,0272343807</text:p>
          </table:table-cell>
          <table:table-cell table:formula="of:=[.K22]-[.K21]" office:value-type="float" office:value="-0.0305623471882646">
            <text:p>-0,0305623472</text:p>
          </table:table-cell>
          <table:table-cell table:formula="of:=[.L22]-[.L21]" office:value-type="float" office:value="-0.0332864653380613">
            <text:p>-0,0332864653</text:p>
          </table:table-cell>
          <table:table-cell table:formula="of:=[.M22]-[.M21]" office:value-type="float" office:value="-0.0352250489236794">
            <text:p>-0,0352250489</text:p>
          </table:table-cell>
          <table:table-cell table:formula="of:=[.N22]-[.N21]" office:value-type="float" office:value="-0.0361950801615474">
            <text:p>-0,0361950802</text:p>
          </table:table-cell>
          <table:table-cell table:formula="of:=[.O22]-[.O21]" office:value-type="float" office:value="-0.0360117589416955">
            <text:p>-0,0360117589</text:p>
          </table:table-cell>
          <table:table-cell table:formula="of:=[.P22]-[.P21]" office:value-type="float" office:value="-0.034488044144696">
            <text:p>-0,0344880441</text:p>
          </table:table-cell>
          <table:table-cell table:formula="of:=[.Q22]-[.Q21]" office:value-type="float" office:value="-0.031434184675835">
            <text:p>-0,0314341847</text:p>
          </table:table-cell>
          <table:table-cell table:formula="of:=[.R22]-[.R21]" office:value-type="float" office:value="-0.0266572377321364">
            <text:p>-0,0266572377</text:p>
          </table:table-cell>
          <table:table-cell table:formula="of:=[.S22]-[.S21]" office:value-type="float" office:value="-0.019960571710202">
            <text:p>-0,0199605717</text:p>
          </table:table-cell>
          <table:table-cell table:formula="of:=[.T22]-[.T21]" office:value-type="float" office:value="-0.0111433510309915">
            <text:p>-0,01114335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R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3500">
            <text:p>3500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6000">
            <text:p>6000</text:p>
          </table:table-cell>
          <table:table-cell office:value-type="float" office:value="6500">
            <text:p>6500</text:p>
          </table:table-cell>
          <table:table-cell office:value-type="float" office:value="7000">
            <text:p>7000</text:p>
          </table:table-cell>
          <table:table-cell office:value-type="float" office:value="7500">
            <text:p>7500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office:value-type="string">
            <text:p>delat%</text:p>
          </table:table-cell>
          <table:table-cell table:formula="of:=ABS([.B24]/[.B13]*100)" office:value-type="float" office:value="0.0117298431905177">
            <text:p>0,0117298432</text:p>
          </table:table-cell>
          <table:table-cell table:formula="of:=ABS([.C24]/[.C13]*100)" office:value-type="float" office:value="0.0443568260226712">
            <text:p>0,044356826</text:p>
          </table:table-cell>
          <table:table-cell table:formula="of:=ABS([.D24]/[.D13]*100)" office:value-type="float" office:value="0.0940843684663628">
            <text:p>0,0940843685</text:p>
          </table:table-cell>
          <table:table-cell table:formula="of:=ABS([.E24]/[.E13]*100)" office:value-type="float" office:value="0.157170923379173">
            <text:p>0,1571709234</text:p>
          </table:table-cell>
          <table:table-cell table:formula="of:=ABS([.F24]/[.F13]*100)" office:value-type="float" office:value="0.229920294297976">
            <text:p>0,2299202943</text:p>
          </table:table-cell>
          <table:table-cell table:formula="of:=ABS([.G24]/[.G13]*100)" office:value-type="float" office:value="0.308672219500243">
            <text:p>0,3086722195</text:p>
          </table:table-cell>
          <table:table-cell table:formula="of:=ABS([.H24]/[.H13]*100)" office:value-type="float" office:value="0.389793170970507">
            <text:p>0,389793171</text:p>
          </table:table-cell>
          <table:table-cell table:formula="of:=ABS([.I24]/[.I13]*100)" office:value-type="float" office:value="0.469667318982383">
            <text:p>0,469667319</text:p>
          </table:table-cell>
          <table:table-cell table:formula="of:=ABS([.J24]/[.J13]*100)" office:value-type="float" office:value="0.544687614622816">
            <text:p>0,5446876146</text:p>
          </table:table-cell>
          <table:table-cell table:formula="of:=ABS([.K24]/[.K13]*100)" office:value-type="float" office:value="0.611246943765291">
            <text:p>0,6112469438</text:p>
          </table:table-cell>
          <table:table-cell table:formula="of:=ABS([.L24]/[.L13]*100)" office:value-type="float" office:value="0.665729306761227">
            <text:p>0,6657293068</text:p>
          </table:table-cell>
          <table:table-cell table:formula="of:=ABS([.M24]/[.M13]*100)" office:value-type="float" office:value="0.704500978473588">
            <text:p>0,7045009785</text:p>
          </table:table-cell>
          <table:table-cell table:formula="of:=ABS([.N24]/[.N13]*100)" office:value-type="float" office:value="0.723901603230948">
            <text:p>0,7239016032</text:p>
          </table:table-cell>
          <table:table-cell table:formula="of:=ABS([.O24]/[.O13]*100)" office:value-type="float" office:value="0.72023517883391">
            <text:p>0,7202351788</text:p>
          </table:table-cell>
          <table:table-cell table:formula="of:=ABS([.P24]/[.P13]*100)" office:value-type="float" office:value="0.689760882893919">
            <text:p>0,6897608829</text:p>
          </table:table-cell>
          <table:table-cell table:formula="of:=ABS([.Q24]/[.Q13]*100)" office:value-type="float" office:value="0.628683693516701">
            <text:p>0,6286836935</text:p>
          </table:table-cell>
          <table:table-cell table:formula="of:=ABS([.R24]/[.R13]*100)" office:value-type="float" office:value="0.533144754642727">
            <text:p>0,5331447546</text:p>
          </table:table-cell>
          <table:table-cell table:formula="of:=ABS([.S24]/[.S13]*100)" office:value-type="float" office:value="0.399211434204041">
            <text:p>0,3992114342</text:p>
          </table:table-cell>
          <table:table-cell table:formula="of:=ABS([.T24]/[.T13]*100)" office:value-type="float" office:value="0.22286702061983">
            <text:p>0,2228670206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>
            <draw:frame table:end-cell-address="Tabelle1.J51" table:end-x="1.946cm" table:end-y="0.212cm" draw:z-index="0" draw:name="test" draw:style-name="gr1" draw:text-style-name="P1" svg:width="15.978cm" svg:height="9.005cm" svg:x="1.369cm" svg:y="0.24cm">
              <draw:object draw:notify-on-update-of-ranges="Tabelle1.A26:Tabelle1.T26 Tabelle1.A27:Tabelle1.T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</table:table>
      <table:table table:name="Tabelle2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string">
            <text:p>Vref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Bit</text:p>
          </table:table-cell>
          <table:table-cell table:number-columns-repeated="5"/>
        </table:table-row>
        <table:table-row table:style-name="ro1">
          <table:table-cell/>
          <table:table-cell table:formula="of:=2^[.B3]" office:value-type="float" office:value="4096">
            <text:p>4096</text:p>
          </table:table-cell>
          <table:table-cell table:number-columns-repeated="6"/>
        </table:table-row>
        <table:table-row table:style-name="ro1">
          <table:table-cell/>
          <table:table-cell table:formula="of:=[.B2]/[.B4]*1000" office:value-type="float" office:value="0.8056640625">
            <text:p>0,8056640625</text:p>
          </table:table-cell>
          <table:table-cell office:value-type="string">
            <text:p>mV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.03">
            <text:p>2,03</text:p>
          </table:table-cell>
          <table:table-cell office:value-type="string">
            <text:p>V</text:p>
          </table:table-cell>
          <table:table-cell office:value-type="string">
            <text:p>Spannung nach spannungsteil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sp Messbereich</text:p>
          </table:table-cell>
          <table:table-cell table:number-columns-repeated="3"/>
          <table:table-cell office:value-type="string">
            <text:p>Bsp Messbereich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mm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°C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mm</text:p>
          </table:table-cell>
          <table:table-cell table:formula="of:=[.B7]" office:value-type="float" office:value="2.03">
            <text:p>2,0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°C</text:p>
          </table:table-cell>
          <table:table-cell table:formula="of:=[.B7]" office:value-type="float" office:value="2.03">
            <text:p>2,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D11]*1000/[.B11]" office:value-type="float" office:value="20.3">
            <text:p>20,3</text:p>
          </table:table-cell>
          <table:table-cell office:value-type="string">
            <text:p>mV/mm</text:p>
          </table:table-cell>
          <table:table-cell table:number-columns-repeated="2"/>
          <table:table-cell table:formula="of:=[.H11]*1000/([.F11]-[.F10])" office:value-type="float" office:value="11.2777777777778">
            <text:p>11,2777777778</text:p>
          </table:table-cell>
          <table:table-cell office:value-type="string">
            <text:p>mV/°C</text:p>
          </table:table-cell>
          <table:table-cell/>
        </table:table-row>
        <table:table-row table:style-name="ro1">
          <table:table-cell/>
          <table:table-cell table:style-name="ce2" table:formula="of:=1/[.B13]" office:value-type="float" office:value="0.0492610837438424">
            <text:p>0,0492610837</text:p>
          </table:table-cell>
          <table:table-cell office:value-type="string">
            <text:p>mm/mV</text:p>
          </table:table-cell>
          <table:table-cell table:number-columns-repeated="2"/>
          <table:table-cell table:style-name="ce2" table:formula="of:=1/[.F13]" office:value-type="float" office:value="0.0886699507389163">
            <text:p>0,0886699507</text:p>
          </table:table-cell>
          <table:table-cell office:value-type="string">
            <text:p>°C/mV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8">08.03.2025</text:date>, <text:time>18:2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Deeken</meta:initial-creator>
    <meta:creation-date>2025-03-07T23:36:09.17</meta:creation-date>
    <dc:date>2025-03-08T18:22:24.80</dc:date>
    <dc:creator>Lukas Deeken</dc:creator>
    <meta:editing-duration>PT6H9M41S</meta:editing-duration>
    <meta:editing-cycles>4</meta:editing-cycles>
    <meta:generator>OpenOffice/4.1.15$Win32 OpenOffice.org_project/4115m2$Build-9813</meta:generator>
    <meta:document-statistic meta:table-count="3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scatter" chart:style-name="ch1">
        <chart:title svg:x="3.567cm" svg:y="0.316cm" chart:style-name="ch2">
          <text:p>Deviation from Unloaded Voltage divider in %</text:p>
        </chart:title>
        <chart:subtitle svg:x="4.148cm" svg:y="1.275cm" chart:style-name="ch3">
          <text:p>@1.21MOhm Load Resistance and 10k Poti</text:p>
        </chart:subtitle>
        <chart:legend chart:legend-position="end" svg:x="13.444cm" svg:y="4.191cm" style:legend-expansion="high" chart:style-name="ch4"/>
        <chart:plot-area chart:style-name="ch5" table:cell-range-address="Tabelle1.A26:Tabelle1.T27" chart:data-source-has-labels="row" svg:x="0.769cm" svg:y="2.318cm" svg:width="12.037cm" svg:height="6.088cm">
          <chartooo:coordinate-region svg:x="1.496cm" svg:y="2.53cm" svg:width="10.845cm" svg:height="5.203cm"/>
          <chart:axis chart:dimension="x" chart:name="primary-x" chart:style-name="ch6" chartooo:axis-type="auto">
            <chart:categories table:cell-range-address="Tabelle1.A26:Tabelle1.T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A27:Tabelle1.T27" chart:class="chart:scatter">
            <chart:domain table:cell-range-address="Tabelle1.A26:Tabelle1.T26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</text:p>
                <draw:g>
                  <svg:desc>Tabelle1.A26:Tabelle1.T26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  <table:table-cell office:value-type="float" office:value="9000">
                <text:p>9000</text:p>
              </table:table-cell>
              <table:table-cell office:value-type="float" office:value="9500">
                <text:p>9500</text:p>
              </table:table-cell>
            </table:table-row>
          </table:table-header-rows>
          <table:table-rows>
            <table:table-row>
              <table:table-cell office:value-type="string">
                <text:p>Zeile 2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elle1.A27:Tabelle1.T27</svg:desc>
                </draw:g>
              </table:table-cell>
              <table:table-cell office:value-type="float" office:value="0.0117298431905177">
                <text:p>0.0117298431905177</text:p>
              </table:table-cell>
              <table:table-cell office:value-type="float" office:value="0.0443568260226712">
                <text:p>0.0443568260226712</text:p>
              </table:table-cell>
              <table:table-cell office:value-type="float" office:value="0.0940843684663628">
                <text:p>0.0940843684663628</text:p>
              </table:table-cell>
              <table:table-cell office:value-type="float" office:value="0.157170923379173">
                <text:p>0.157170923379173</text:p>
              </table:table-cell>
              <table:table-cell office:value-type="float" office:value="0.229920294297976">
                <text:p>0.229920294297976</text:p>
              </table:table-cell>
              <table:table-cell office:value-type="float" office:value="0.308672219500243">
                <text:p>0.308672219500243</text:p>
              </table:table-cell>
              <table:table-cell office:value-type="float" office:value="0.389793170970507">
                <text:p>0.389793170970507</text:p>
              </table:table-cell>
              <table:table-cell office:value-type="float" office:value="0.469667318982383">
                <text:p>0.469667318982383</text:p>
              </table:table-cell>
              <table:table-cell office:value-type="float" office:value="0.544687614622816">
                <text:p>0.544687614622816</text:p>
              </table:table-cell>
              <table:table-cell office:value-type="float" office:value="0.611246943765291">
                <text:p>0.611246943765291</text:p>
              </table:table-cell>
              <table:table-cell office:value-type="float" office:value="0.665729306761227">
                <text:p>0.665729306761227</text:p>
              </table:table-cell>
              <table:table-cell office:value-type="float" office:value="0.704500978473588">
                <text:p>0.704500978473588</text:p>
              </table:table-cell>
              <table:table-cell office:value-type="float" office:value="0.723901603230948">
                <text:p>0.723901603230948</text:p>
              </table:table-cell>
              <table:table-cell office:value-type="float" office:value="0.72023517883391">
                <text:p>0.72023517883391</text:p>
              </table:table-cell>
              <table:table-cell office:value-type="float" office:value="0.689760882893919">
                <text:p>0.689760882893919</text:p>
              </table:table-cell>
              <table:table-cell office:value-type="float" office:value="0.628683693516701">
                <text:p>0.628683693516701</text:p>
              </table:table-cell>
              <table:table-cell office:value-type="float" office:value="0.533144754642727">
                <text:p>0.533144754642727</text:p>
              </table:table-cell>
              <table:table-cell office:value-type="float" office:value="0.399211434204041">
                <text:p>0.399211434204041</text:p>
              </table:table-cell>
              <table:table-cell office:value-type="float" office:value="0.22286702061983">
                <text:p>0.22286702061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